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Regular" style:font-family-generic="roman"/>
  </office:font-face-decls>
  <office:automatic-styles>
    <style:style style:name="P1" style:family="paragraph" style:parent-style-name="Standard">
      <style:paragraph-properties fo:margin-top="0cm" fo:margin-bottom="0cm" style:contextual-spacing="true" fo:text-align="justify" style:justify-single-word="false" fo:hyphenation-ladder-count="no-limit"/>
      <style:text-properties fo:color="#000000" loext:opacity="100%" fo:font-size="14pt" officeooo:paragraph-rsid="001e2c70" style:font-size-asian="14pt" style:font-size-complex="14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officeooo:paragraph-rsid="001e2c70" style:font-size-asian="14pt" style:font-size-complex="14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true" fo:text-align="justify" style:justify-single-word="false" fo:hyphenation-ladder-count="no-limit"/>
      <style:text-properties fo:color="#000000" loext:opacity="100%" fo:font-size="14pt" fo:language="en" fo:country="US"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fo:language="en" fo:country="US"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true" fo:text-align="justify" style:justify-single-word="false" fo:hyphenation-ladder-count="no-limit" fo:text-indent="1.251cm" style:auto-text-indent="false"/>
      <style:text-properties fo:color="#000000" loext:opacity="100%" fo:font-size="14pt" officeooo:paragraph-rsid="001e2c70" fo:background-color="#ffff00" style:font-size-asian="14pt" style:font-size-complex="14pt"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text-properties officeooo:rsid="0023deee" officeooo:paragraph-rsid="0023deee"/>
    </style:style>
    <style:style style:name="P7" style:family="paragraph" style:parent-style-name="Standard">
      <style:text-properties officeooo:rsid="0033655f" officeooo:paragraph-rsid="0033655f"/>
    </style:style>
    <style:style style:name="P8" style:family="paragraph" style:parent-style-name="Standard">
      <style:text-properties officeooo:rsid="0033655f" officeooo:paragraph-rsid="0038d97d"/>
    </style:style>
    <style:style style:name="P9" style:family="paragraph" style:parent-style-name="Standard">
      <style:text-properties officeooo:rsid="0033655f" officeooo:paragraph-rsid="00392a49"/>
    </style:style>
    <style:style style:name="P10" style:family="paragraph" style:parent-style-name="Standard">
      <style:text-properties officeooo:paragraph-rsid="0036ad1b"/>
    </style:style>
    <style:style style:name="P11" style:family="paragraph" style:parent-style-name="Standard">
      <style:text-properties officeooo:paragraph-rsid="0037499e"/>
    </style:style>
    <style:style style:name="P12" style:family="paragraph" style:parent-style-name="Standard">
      <style:paragraph-properties fo:margin-top="0cm" fo:margin-bottom="0cm" style:contextual-spacing="true" fo:text-align="justify" style:justify-single-word="false" fo:hyphenation-ladder-count="no-limit"/>
      <style:text-properties officeooo:paragraph-rsid="001e2c70"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true" fo:text-align="center" style:justify-single-word="false" fo:hyphenation-ladder-count="no-limit"/>
      <style:text-properties officeooo:rsid="001e2c70" officeooo:paragraph-rsid="001e2c70"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true" fo:text-align="center" style:justify-single-word="false" fo:hyphenation-ladder-count="no-limit"/>
      <style:text-properties officeooo:paragraph-rsid="00392a49"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true" fo:text-align="justify" style:justify-single-word="false" fo:hyphenation-ladder-count="no-limit" fo:text-indent="1.251cm" style:auto-text-indent="false"/>
      <style:text-properties officeooo:paragraph-rsid="001e2c70" fo:background-color="transparent"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true" fo:text-align="justify" style:justify-single-word="false" fo:hyphenation-ladder-count="no-limit" fo:text-indent="1.251cm" style:auto-text-indent="false"/>
      <style:text-properties officeooo:paragraph-rsid="00392a49" fo:background-color="transparen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true" fo:text-align="center" style:justify-single-word="false" fo:hyphenation-ladder-count="no-limit"/>
      <style:text-properties officeooo:rsid="00392a49" officeooo:paragraph-rsid="00392a49" fo:background-color="transparen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true" fo:text-align="center" style:justify-single-word="false" fo:hyphenation-ladder-count="no-limit"/>
      <style:text-properties officeooo:paragraph-rsid="001e2c70" fo:background-color="transparen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true" fo:text-align="justify" style:justify-single-word="false" fo:hyphenation-ladder-count="no-limit" fo:text-indent="1.251cm" style:auto-text-indent="false"/>
      <style:text-properties officeooo:paragraph-rsid="001e2c70" fo:background-color="#ffff00"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text-align="center" style:justify-single-word="false"/>
      <style:text-properties fo:color="#000000" loext:opacity="100%" fo:font-size="14pt" fo:language="en" fo:country="US" fo:font-weight="bold" officeooo:rsid="0023d6b0" officeooo:paragraph-rsid="00392a49" fo:background-color="transparent" style:font-size-asian="12.25pt" style:font-weight-asian="bold" style:font-size-complex="14pt" style:font-weight-complex="bold"/>
    </style:style>
    <style:style style:name="P21" style:family="paragraph" style:parent-style-name="Standard">
      <style:paragraph-properties fo:margin-top="0cm" fo:margin-bottom="0cm" style:contextual-spacing="true" fo:line-height="150%" fo:text-align="center" style:justify-single-word="false" fo:hyphenation-ladder-count="no-limit"/>
      <style:text-properties officeooo:paragraph-rsid="0026c0a6"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true" fo:line-height="150%" fo:text-align="justify" style:justify-single-word="false" fo:hyphenation-ladder-count="no-limit" fo:text-indent="1.251cm" style:auto-text-indent="false"/>
      <style:text-properties officeooo:paragraph-rsid="0026c0a6"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text-properties officeooo:paragraph-rsid="00255b10"/>
    </style:style>
    <style:style style:name="P24" style:family="paragraph" style:parent-style-name="Standard">
      <style:text-properties officeooo:rsid="0023deee" officeooo:paragraph-rsid="0023deee"/>
    </style:style>
    <style:style style:name="P25" style:family="paragraph" style:parent-style-name="Standard">
      <style:text-properties officeooo:rsid="0023deee" officeooo:paragraph-rsid="0036312f"/>
    </style:style>
    <style:style style:name="P26" style:family="paragraph" style:parent-style-name="Standard">
      <style:text-properties officeooo:rsid="0023deee" officeooo:paragraph-rsid="003f2aff"/>
    </style:style>
    <style:style style:name="P27" style:family="paragraph" style:parent-style-name="Standard">
      <style:text-properties officeooo:paragraph-rsid="0023deee"/>
    </style:style>
    <style:style style:name="P28" style:family="paragraph" style:parent-style-name="Standard">
      <style:text-properties officeooo:rsid="002d60d7" officeooo:paragraph-rsid="003ee924"/>
    </style:style>
    <style:style style:name="P29" style:family="paragraph" style:parent-style-name="Standard">
      <style:text-properties officeooo:paragraph-rsid="003ee924"/>
    </style:style>
    <style:style style:name="P30" style:family="paragraph" style:parent-style-name="Standard">
      <style:text-properties officeooo:rsid="003ee924" officeooo:paragraph-rsid="003ee924"/>
    </style:style>
    <style:style style:name="T1" style:family="text">
      <style:text-properties fo:color="#000000" loext:opacity="100%" fo:font-size="12pt" fo:language="en" fo:country="US" fo:font-weight="bold" fo:background-color="transparent" loext:char-shading-value="0" style:font-size-asian="12pt" style:font-weight-asian="bold" style:font-size-complex="12pt"/>
    </style:style>
    <style:style style:name="T2" style:family="text">
      <style:text-properties fo:color="#000000" loext:opacity="100%" fo:font-size="12pt" fo:language="en" fo:country="US" style:font-size-asian="12pt" style:font-size-complex="12pt"/>
    </style:style>
    <style:style style:name="T3" style:family="text">
      <style:text-properties fo:color="#000000" loext:opacity="100%" fo:font-size="12pt" fo:language="en" fo:country="US" fo:font-weight="normal" fo:background-color="transparent" loext:char-shading-value="0" style:font-size-asian="12pt" style:font-weight-asian="normal" style:font-size-complex="12pt" style:font-weight-complex="normal"/>
    </style:style>
    <style:style style:name="T4" style:family="text">
      <style:text-properties fo:color="#000000" loext:opacity="100%" fo:font-size="12pt" style:font-size-asian="12pt" style:font-size-complex="12pt"/>
    </style:style>
    <style:style style:name="T5" style:family="text">
      <style:text-properties fo:color="#000000" loext:opacity="100%" fo:font-size="12pt" officeooo:rsid="00392a49" style:font-size-asian="12pt" style:font-size-complex="12pt"/>
    </style:style>
    <style:style style:name="T6" style:family="text">
      <style:text-properties fo:color="#000000" loext:opacity="100%" fo:font-size="12pt" fo:font-weight="bold" style:font-size-asian="12pt" style:font-weight-asian="bold" style:font-size-complex="12pt"/>
    </style:style>
    <style:style style:name="T7" style:family="text">
      <style:text-properties fo:color="#000000" loext:opacity="100%" fo:font-size="14pt" fo:font-weight="bold" style:font-size-asian="14pt" style:font-weight-asian="bold" style:font-size-complex="14pt"/>
    </style:style>
    <style:style style:name="T8" style:family="text">
      <style:text-properties fo:color="#000000" loext:opacity="100%" fo:font-size="14pt" fo:font-weight="bold" style:font-size-asian="14pt" style:font-weight-asian="bold" style:font-size-complex="14pt" style:font-weight-complex="bold"/>
    </style:style>
    <style:style style:name="T9" style:family="text">
      <style:text-properties fo:color="#000000" loext:opacity="100%" fo:font-size="14pt" fo:font-weight="bold" officeooo:rsid="0026c0a6" style:font-size-asian="14pt" style:font-weight-asian="bold" style:font-size-complex="14pt" style:font-weight-complex="bold"/>
    </style:style>
    <style:style style:name="T10" style:family="text">
      <style:text-properties fo:color="#000000" loext:opacity="100%" fo:font-size="14pt" fo:font-weight="bold" officeooo:rsid="00392a49" style:font-size-asian="14pt" style:font-weight-asian="bold" style:font-size-complex="14pt"/>
    </style:style>
    <style:style style:name="T11" style:family="text">
      <style:text-properties fo:color="#000000" loext:opacity="100%" fo:font-size="14pt" fo:font-weight="bold" fo:background-color="transparent" loext:char-shading-value="0" style:font-size-asian="14pt" style:font-weight-asian="bold" style:font-size-complex="14pt"/>
    </style:style>
    <style:style style:name="T12" style:family="text">
      <style:text-properties fo:color="#000000" loext:opacity="100%" fo:font-size="14pt" fo:font-weight="bold" officeooo:rsid="00392a49" fo:background-color="transparent" loext:char-shading-value="0" style:font-size-asian="14pt" style:font-weight-asian="bold" style:font-size-complex="14pt"/>
    </style:style>
    <style:style style:name="T13" style:family="text">
      <style:text-properties fo:color="#000000" loext:opacity="100%" fo:font-size="14pt" fo:language="en" fo:country="US" fo:font-weight="bold" style:font-size-asian="14pt" style:font-weight-asian="bold" style:font-size-complex="14pt"/>
    </style:style>
    <style:style style:name="T14" style:family="text">
      <style:text-properties fo:color="#000000" loext:opacity="100%" fo:font-size="14pt" fo:language="en" fo:country="US" style:font-size-asian="14pt" style:font-size-complex="14pt" style:font-weight-complex="bold"/>
    </style:style>
    <style:style style:name="T15" style:family="text">
      <style:text-properties fo:color="#000000" loext:opacity="100%" fo:font-size="14pt" fo:language="en" fo:country="US" officeooo:rsid="0026c0a6" style:font-size-asian="14pt" style:font-size-complex="14pt" style:font-weight-complex="bold"/>
    </style:style>
    <style:style style:name="T16" style:family="text">
      <style:text-properties fo:color="#000000" loext:opacity="100%" fo:font-size="14pt" style:font-size-asian="14pt" style:font-size-complex="14pt" style:font-weight-complex="bold"/>
    </style:style>
    <style:style style:name="T17" style:family="text">
      <style:text-properties fo:color="#000000" loext:opacity="100%" fo:font-size="14pt" officeooo:rsid="0026c0a6" style:font-size-asian="14pt" style:font-size-complex="14pt" style:font-weight-complex="bold"/>
    </style:style>
    <style:style style:name="T18"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19"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f9607" style:text-blinking="false" fo:background-color="transparent" loext:char-shading-value="0" style:font-size-asian="14pt" style:font-size-complex="14pt"/>
    </style:style>
    <style:style style:name="T20"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36312f" style:text-blinking="false" fo:background-color="transparent" loext:char-shading-value="0" style:font-size-asian="14pt" style:font-size-complex="14pt"/>
    </style:style>
    <style:style style:name="T21"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3ee924" style:text-blinking="false" fo:background-color="transparent" loext:char-shading-value="0" style:font-size-asian="14pt" style:font-size-complex="14pt"/>
    </style:style>
    <style:style style:name="T2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3f2aff" style:text-blinking="false" fo:background-color="transparent" loext:char-shading-value="0" style:font-size-asian="14pt" style:font-size-complex="14pt"/>
    </style:style>
    <style:style style:name="T2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421889" style:text-blinking="false" fo:background-color="transparent" loext:char-shading-value="0" style:font-size-asian="14pt" style:font-size-complex="14pt"/>
    </style:style>
    <style:style style:name="T24"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size-complex="14pt"/>
    </style:style>
    <style:style style:name="T25" style:family="text">
      <style:text-properties fo:font-variant="normal" fo:text-transform="none" fo:color="#000000" loext:opacity="100%" style:font-name="Times New Roman" fo:font-size="14pt" fo:letter-spacing="normal" fo:font-style="normal" fo:font-weight="normal" officeooo:rsid="001f9607" fo:background-color="transparent" loext:char-shading-value="0" style:font-size-asian="14pt" style:font-size-complex="14pt"/>
    </style:style>
    <style:style style:name="T26" style:family="text">
      <style:text-properties fo:font-variant="normal" fo:text-transform="none" fo:color="#000000" loext:opacity="100%" style:font-name="Times New Roman" fo:font-size="14pt" fo:letter-spacing="normal" fo:font-style="normal" fo:font-weight="normal" officeooo:rsid="00212bad" fo:background-color="transparent" loext:char-shading-value="0" style:font-size-asian="14pt" style:font-size-complex="14pt"/>
    </style:style>
    <style:style style:name="T27" style:family="text">
      <style:text-properties fo:font-variant="normal" fo:text-transform="none" fo:color="#000000" loext:opacity="100%" style:font-name="Times New Roman" fo:font-size="14pt" fo:letter-spacing="normal" fo:font-style="normal" fo:font-weight="normal" officeooo:rsid="003309c2" fo:background-color="transparent" loext:char-shading-value="0" style:font-size-asian="14pt" style:font-size-complex="14pt"/>
    </style:style>
    <style:style style:name="T28" style:family="text">
      <style:text-properties fo:font-variant="normal" fo:text-transform="none" fo:color="#000000" loext:opacity="100%" style:font-name="Times New Roman" fo:font-size="14pt" fo:letter-spacing="normal" fo:font-style="normal" fo:font-weight="normal" officeooo:rsid="0033655f" fo:background-color="transparent" loext:char-shading-value="0" style:font-size-asian="14pt" style:font-size-complex="14pt"/>
    </style:style>
    <style:style style:name="T29" style:family="text">
      <style:text-properties fo:font-variant="normal" fo:text-transform="none" fo:color="#000000" loext:opacity="100%" style:font-name="Times New Roman" fo:font-size="14pt" fo:letter-spacing="normal" fo:font-style="normal" fo:font-weight="normal" officeooo:rsid="003544aa" fo:background-color="transparent" loext:char-shading-value="0" style:font-size-asian="14pt" style:font-size-complex="14pt"/>
    </style:style>
    <style:style style:name="T30" style:family="text">
      <style:text-properties fo:font-variant="normal" fo:text-transform="none" fo:color="#000000" loext:opacity="100%" style:font-name="Times New Roman" fo:font-size="14pt" fo:letter-spacing="normal" fo:font-style="normal" fo:font-weight="normal" officeooo:rsid="00362a24" fo:background-color="transparent" loext:char-shading-value="0" style:font-size-asian="14pt" style:font-size-complex="14pt"/>
    </style:style>
    <style:style style:name="T31" style:family="text">
      <style:text-properties fo:font-variant="normal" fo:text-transform="none" fo:color="#000000" loext:opacity="100%" style:font-name="Times New Roman" fo:font-size="14pt" fo:letter-spacing="normal" fo:font-style="normal" fo:font-weight="normal" officeooo:rsid="0036312f" fo:background-color="transparent" loext:char-shading-value="0" style:font-size-asian="14pt" style:font-size-complex="14pt"/>
    </style:style>
    <style:style style:name="T32" style:family="text">
      <style:text-properties fo:font-variant="normal" fo:text-transform="none" fo:color="#000000" loext:opacity="100%" style:font-name="Times New Roman" fo:font-size="14pt" fo:letter-spacing="normal" fo:font-style="normal" fo:font-weight="normal" officeooo:rsid="0036ad1b" fo:background-color="transparent" loext:char-shading-value="0" style:font-size-asian="14pt" style:font-size-complex="14pt"/>
    </style:style>
    <style:style style:name="T33" style:family="text">
      <style:text-properties fo:font-variant="normal" fo:text-transform="none" fo:color="#000000" loext:opacity="100%" style:font-name="Times New Roman" fo:font-size="14pt" fo:letter-spacing="normal" fo:font-style="normal" fo:font-weight="normal" officeooo:rsid="0037499e" fo:background-color="transparent" loext:char-shading-value="0" style:font-size-asian="14pt" style:font-size-complex="14pt"/>
    </style:style>
    <style:style style:name="T34" style:family="text">
      <style:text-properties fo:font-variant="normal" fo:text-transform="none" fo:color="#000000" loext:opacity="100%" style:font-name="Times New Roman" fo:font-size="14pt" fo:letter-spacing="normal" fo:font-style="normal" fo:font-weight="normal" officeooo:rsid="003ee924" fo:background-color="transparent" loext:char-shading-value="0" style:font-size-asian="14pt" style:font-size-complex="14pt"/>
    </style:style>
    <style:style style:name="T35" style:family="text">
      <style:text-properties fo:font-variant="normal" fo:text-transform="none" fo:color="#000000" loext:opacity="100%" style:font-name="Times New Roman" fo:font-size="14pt" fo:letter-spacing="normal" fo:font-style="normal" fo:font-weight="normal" officeooo:rsid="00421889" fo:background-color="transparent" loext:char-shading-value="0" style:font-size-asian="14pt" style:font-size-complex="14pt"/>
    </style:style>
    <style:style style:name="T36" style:family="text">
      <style:text-properties fo:font-variant="normal" fo:text-transform="none" fo:color="#000000" loext:opacity="100%" style:font-name="Times New Roman" fo:font-size="14pt" fo:letter-spacing="normal" fo:font-style="normal" fo:font-weight="normal" officeooo:rsid="0023deee" style:font-size-asian="14pt" style:font-size-complex="14pt"/>
    </style:style>
    <style:style style:name="T37" style:family="text">
      <style:text-properties fo:font-variant="normal" fo:text-transform="none" fo:color="#000000" loext:opacity="100%" style:font-name="Times New Roman" fo:font-size="14pt" fo:letter-spacing="normal" fo:font-weight="normal" officeooo:rsid="0023deee" style:font-size-asian="14pt" style:font-size-complex="14pt"/>
    </style:style>
    <style:style style:name="T38"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39"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1f9607" style:text-blinking="false" fo:background-color="transparent" loext:char-shading-value="0" style:font-size-asian="14pt" style:font-size-complex="14pt"/>
    </style:style>
    <style:style style:name="T40"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33655f" style:text-blinking="false" fo:background-color="transparent" loext:char-shading-value="0" style:font-size-asian="14pt" style:font-size-complex="14pt"/>
    </style:style>
    <style:style style:name="T41"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3544aa" style:text-blinking="false" fo:background-color="transparent" loext:char-shading-value="0" style:font-size-asian="14pt" style:font-size-complex="14pt"/>
    </style:style>
    <style:style style:name="T42" style:family="text">
      <style:text-properties fo:font-size="14pt" officeooo:rsid="0023d6b0" style:font-size-asian="14pt" style:font-size-complex="14pt"/>
    </style:style>
    <style:style style:name="T43" style:family="text">
      <style:text-properties officeooo:rsid="0023d6b0"/>
    </style:style>
    <style:style style:name="T44" style:family="text">
      <style:text-properties officeooo:rsid="0023deee"/>
    </style:style>
    <style:style style:name="T45" style:family="text">
      <style:text-properties officeooo:rsid="0038d97d"/>
    </style:style>
    <style:style style:name="T46" style:family="text">
      <style:text-properties fo:font-style="italic"/>
    </style:style>
    <style:style style:name="T47" style:family="text">
      <style:text-properties fo:font-weight="normal" style:font-weight-asian="normal" style:font-weight-complex="normal"/>
    </style:style>
    <style:style style:name="T48" style:family="text">
      <style:text-properties officeooo:rsid="003ee924"/>
    </style:style>
    <style:style style:name="T49" style:family="text">
      <style:text-properties officeooo:rsid="003ef720"/>
    </style:style>
    <style:style style:name="T50" style:family="text">
      <style:text-properties officeooo:rsid="003f2aff"/>
    </style:style>
    <style:style style:name="T51" style:family="text">
      <style:text-properties officeooo:rsid="004096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7"><text:span text:style-name="T11">УДК </text:span><text:span text:style-name="T7">004.891.2</text:span></text:p>
      <text:p text:style-name="P1"/>
      <text:p text:style-name="P13" loext:marker-style-name="T7"><text:span text:style-name="T7">Шеретов М.А.</text:span></text:p>
      <text:p text:style-name="P1"/>
      <text:p text:style-name="P14" loext:marker-style-name="T7"><text:span text:style-name="T12">СОВРЕМЕННЫЕ МЕТОДЫ АНАЛИЗА И КЛАССИФИКАЦИИ КЛЕТОК КРОВИ: НЕОБХОДИМОСТЬ</text:span><text:span text:style-name="T7"> </text:span><text:span text:style-name="T10">ИНТЕРПРЕТИРУЕМЫХ АЛГОРИТМОВ</text:span></text:p>
      <text:p text:style-name="P2"/>
      <text:p text:style-name="P15" loext:marker-style-name="T4"><text:span text:style-name="T4">В данной статье рассмотрены различные модели для анализа, подсчёта и классификации клеток крови. Традиционные методы, такие как метод опорных векторов и преобразование Хафа, показали свою эффективность, но требуют дорогостоящего оборудования и сложных процедур преданалитики, что затрудняет их применение в современных клиниках. Современные подходы с использованием свёрточных нейронных сетей предлагают автоматизацию и снижение требований к преданалитике за счёт автоматического выделения признаков. Однако основной недостаток </text:span><text:span text:style-name="T5">свёрточных нейронных сетей</text:span><text:span text:style-name="T4"> заключается в сложности интерпретации результатов. <text:s/></text:span><text:span text:style-name="T5">Поднимается вопрос о необходимости разработки инструмента для интерпретации результатов работы свёрточных нейронных сетей, выявления причинно-следственной связи</text:span><text:span text:style-name="T4">.</text:span></text:p>
      <text:p text:style-name="P16" loext:marker-style-name="T4"><text:span text:style-name="T6">Ключевые слова:</text:span><text:span text:style-name="T4"> классификация клеток крови, метод опорных векторов, преобразование Хафа, свёрточные нейронные сети, преданалитика.</text:span></text:p>
      <text:p text:style-name="P5"/>
      <text:p text:style-name="P17" loext:marker-style-name="T13"><text:span text:style-name="T13">SHERETOV M.A.</text:span></text:p>
      <text:p text:style-name="P3"/>
      <text:p text:style-name="P18" loext:marker-style-name="T13"><text:span text:style-name="T13">MODERN METHODS OF BLOOD CELL ANALYSIS AND CLASSIFICATION: THE NEED FOR INTERPRETABLE ALGORITHMS</text:span></text:p>
      <text:p text:style-name="P4"/>
      <text:p text:style-name="P15" loext:marker-style-name="T2"><text:span text:style-name="T2">This article reviews various models for analyzing, counting and classifying blood cells. Traditional methods, such as support vector methods and Hough transforms, have been shown to be effective but require expensive equipment and complex pre-analytic procedures, making them difficult to implement in modern clinics. Current approaches using convolutional neural networks offer automation and reduced pre-analytics requirements through automatic feature extraction. However, the main drawback of convolutional neural networks is the difficulty in interpreting the </text:span><text:soft-page-break/><text:span text:style-name="T2">results. <text:s/>The question of the need to develop a tool for interpreting the results of convolutional neural networks and identifying causality is raised.</text:span></text:p>
      <text:p text:style-name="P19" loext:marker-style-name="T2"><text:span text:style-name="T1">Keywords: </text:span><text:span text:style-name="T3">Blood cell classification, support vector method, Hough transform, convolutional neural networks, pre-analytics.</text:span></text:p>
      <text:p text:style-name="P19" loext:marker-style-name="T2"><text:span text:style-name="T2"/></text:p>
      <text:p text:style-name="P10"><text:span text:style-name="T24">Существует множество моделей для анализа, подсчёта и классификации клеток крови. К примеру Lou и др. использовали метод опорных векторов на </text:span><text:span text:style-name="T27">данных, полученных после </text:span><text:span text:style-name="T24">спектрального анализа, для подсчёта эритроцитов </text:span><text:span text:style-name="T25">[</text:span><text:span text:style-name="T38">1</text:span><text:span text:style-name="T39">]. </text:span><text:span text:style-name="T40">Но этот подход требует дорогостоящего оборудования, не доступного большинству современных клиник.</text:span><text:span text:style-name="T24"> Cruz и др. создали систему, испол</text:span><text:span text:style-name="T26">ь</text:span><text:span text:style-name="T24">зующую пороговое значение насыщенности оттенка и связную маркировку для независимого подсчёта эритроцитов, лейкоцитов и тромбоцитов </text:span><text:span text:style-name="T25">[</text:span><text:span text:style-name="T38">2</text:span><text:span text:style-name="T39">]</text:span><text:span text:style-name="T24">. Acharya and Kumar построили систему подсчёта эритроцитов используя разделение вокруг медоида и преобразование Хафа </text:span><text:span text:style-name="T25">[</text:span><text:span text:style-name="T38">3</text:span><text:span text:style-name="T39">]</text:span><text:span text:style-name="T24">. Singhal и Singh классифицировали злокачественные и доброкачественные лейкоциты, используя 256 локальных бинарных </text:span><text:span text:style-name="T30">шаблонов</text:span><text:span text:style-name="T24"> </text:span><text:span text:style-name="T25">[</text:span><text:span text:style-name="T38">4</text:span><text:span text:style-name="T39">]</text:span><text:span text:style-name="T24">. Затем они увеличили количество используемых ими </text:span><text:span text:style-name="T30">шаблонов</text:span><text:span text:style-name="T24"> до 4096, чтобы улучшить результаты классификации </text:span><text:span text:style-name="T25">[</text:span><text:span text:style-name="T38">5</text:span><text:span text:style-name="T39">]</text:span><text:span text:style-name="T24">. И наоборот, Bhattacharjee и Saini использовали только 8 </text:span><text:span text:style-name="T30">шаблонов</text:span><text:span text:style-name="T24"> </text:span><text:span text:style-name="T31">для </text:span><text:span text:style-name="T24">работы метода k-ближайших соседей для классификации лейкоцитов </text:span><text:span text:style-name="T29">[</text:span><text:span text:style-name="T38">6</text:span><text:span text:style-name="T41">]</text:span><text:span text:style-name="T24">. </text:span><text:span text:style-name="T28">Ученые из университета Джорджа Мейсона предложили использовать метод опорных векторов, </text:span><text:span text:style-name="T32">используя легко интерпретируемые признаки, </text:span><text:span text:style-name="T33">извлечённые при </text:span><text:span text:style-name="T32"><text:s/></text:span><text:span text:style-name="T33">помощи алгоритмов компьютерного зрения</text:span><text:span text:style-name="T32">[</text:span><text:span text:style-name="T34">7</text:span><text:span text:style-name="T32">].</text:span></text:p>
      <text:p text:style-name="P10"><text:span text:style-name="T24"><text:s/></text:span><text:span text:style-name="T30">Но каждый из представленных учеными методов очень требователен к набору данных, на котором он производится, увеличивая </text:span><text:span text:style-name="T31">требования к ресурсам для</text:span><text:span text:style-name="T30"> процедур</text:span><text:span text:style-name="T31">ы</text:span><text:span text:style-name="T30"> преданалитики — сбору </text:span><text:span text:style-name="T31">и</text:span><text:span text:style-name="T30"> окраске исходного материала, </text:span><text:span text:style-name="T31">что делает их трудно воспроизводимыми. При нарушении чётких правил пробоподготовки, результат сильно снижается. </text:span></text:p>
      <text:p text:style-name="P11"><text:span text:style-name="T24"><text:s/>Популярным методом анализа и классификации изображений, </text:span><text:span text:style-name="T31">способным понизить требования к этапу преданалитики,</text:span><text:span text:style-name="T24"> является использование сверточных нейронных сетей </text:span><text:span text:style-name="T25">[</text:span><text:span text:style-name="T21">8</text:span><text:span text:style-name="T19">]</text:span><text:span text:style-name="T24">. Эта модель вычислений очень популярна в анализе медицинских изображений </text:span><text:span text:style-name="T25">[</text:span><text:span text:style-name="T21">9</text:span><text:span text:style-name="T24">,</text:span><text:span text:style-name="T21">10</text:span><text:span text:style-name="T19">]</text:span><text:span text:style-name="T24">. Свёрточные нейронные </text:span><text:soft-page-break/><text:span text:style-name="T24">сети способны самостоятельно определить важные, для решение конкретной задачи, признаки </text:span><text:span text:style-name="T25">[</text:span><text:span text:style-name="T21">8</text:span><text:span text:style-name="T19">]</text:span><text:span text:style-name="T24">. Kutlu и другие, а также Long' использовали различные св</text:span><text:span text:style-name="T31">ё</text:span><text:span text:style-name="T24">рточные нейронные сети для классификации разных типов лейкоцитов </text:span><text:span text:style-name="T25">[</text:span><text:span text:style-name="T21">11</text:span><text:span text:style-name="T24">,</text:span><text:span text:style-name="T21">12</text:span><text:span text:style-name="T19">]</text:span><text:span text:style-name="T24">. Существует множество различных архитектур для CNN, включая VGGNet </text:span><text:span text:style-name="T25">[</text:span><text:span text:style-name="T18">1</text:span><text:span text:style-name="T22">3</text:span><text:span text:style-name="T19">]</text:span><text:span text:style-name="T24">, Resnet </text:span><text:span text:style-name="T25">[</text:span><text:span text:style-name="T18">1</text:span><text:span text:style-name="T22">4</text:span><text:span text:style-name="T19">]</text:span><text:span text:style-name="T24"> и YOLO </text:span><text:span text:style-name="T25">[</text:span><text:span text:style-name="T18">1</text:span><text:span text:style-name="T22">5</text:span><text:span text:style-name="T19">]</text:span><text:span text:style-name="T24">. Трансферное обучение особенно полезно, когда исследователь располагает набором данных с небольшим количеством наблюдений или экземпляров. При таком подходе заданная архитектура сначала тренируется на </text:span><text:span text:style-name="T32">очень большом </text:span><text:span text:style-name="T24">наборе данных. Затем предварительно обученная </text:span><text:span text:style-name="T32">свёрточная нейронная сеть</text:span><text:span text:style-name="T24"> тренируется на задаче, которую исследует аналитик </text:span><text:span text:style-name="T25">[</text:span><text:span text:style-name="T35">8</text:span><text:span text:style-name="T20">]</text:span><text:span text:style-name="T19">.</text:span><text:span text:style-name="T24"> </text:span></text:p>
      <text:p text:style-name="P11"><text:span text:style-name="T24">Один из главных недостатков использования </text:span><text:span text:style-name="T32">свёрточных нейронных сетей</text:span><text:span text:style-name="T24"> это сложность интерпретации модели <text:s/>используемых </text:span><text:span text:style-name="T32">ею признаков</text:span><text:span text:style-name="T24">, вне зависимости от архитектуры. Некоторые исследователи снижают </text:span><text:span text:style-name="T27">количество </text:span><text:span text:style-name="T24">признаков, используемых для классификации, и добивались успеха. Так, например Sahlol и др. использовали трансферное обучение модели VGGNet в сочетании со статистически улучшенным алгоритмом Salp Swarm Algorithm (SESSA) для извлечения более полезных признаков для классификации здоровых и злокачественных лейкоцитов </text:span><text:span text:style-name="T25">[</text:span><text:span text:style-name="T23">10</text:span><text:span text:style-name="T19">]</text:span><text:span text:style-name="T24">. В </text:span><text:span text:style-name="T25">резуль</text:span><text:span text:style-name="T26">т</text:span><text:span text:style-name="T25">ате</text:span><text:span text:style-name="T24"> было отобрано более 1000 признаков из 25088 возможных, которые затем были использованы в модели классификации на базе метода опорных векторов </text:span><text:span text:style-name="T25">[</text:span><text:span text:style-name="T23">10</text:span><text:span text:style-name="T19">]</text:span><text:span text:style-name="T24">. Однако этот подход всё ещё не даёт достаточного представления о важных, для определения доброкачественных и злокачественных лейкоцитов, признак</text:span><text:span text:style-name="T25">ах</text:span><text:span text:style-name="T24"> . Кроме того, эта система в основном занимается классификацией лейкоцитов и не способна отличить лейкоциты от эритроцитов или тромбоцитов.</text:span></text:p>
      <text:p text:style-name="P7">В заключение можно сказать, что анализ, подсчёт и классификация клеток крови остаются сложными задачами, требующими высокоточных и эффективных методов. Традиционные подходы, такие как метод опорных векторов, пороговое значение насыщенности оттенка и преобразование Хафа, несмотря на их эффективность, часто требуют дорогостоящего оборудования и сложных процедур преданалитики. Современные методы, такие как свёрточные <text:soft-page-break/>нейронные сети, предлагают более гибкие и автоматизированные решения, способные снизить требования к этапу преданалитики за счёт автоматического выделения признаков.</text:p>
      <text:p text:style-name="P7">Однако основным недостатком использования <text:span text:style-name="T45">свёрточных нейронных сетей</text:span> является сложность интерпретации результатов их работы. Несмотря на достижения в области трансферного обучения и использования различных архитектур <text:span text:style-name="T45">свёрточных нейронных сетей</text:span>, таких как VGGNet, Resnet и YOLO, остаются проблемы с выделением и интерпретацией ключевых признаков, особенно при классификации различных типов клеток крови.</text:p>
      <text:p text:style-name="P8">Необходимо разработать алгоритм, который бы позволял интерпретировать результаты работы <text:span text:style-name="T45">свёрточных нейронных сетей</text:span>, обеспечивая более чёткое понимание важных признаков, используемых для <text:span text:style-name="T45">классификации клеток</text:span>. Такой алгоритм способствовал бы дальнейшим исследованиям <text:span text:style-name="T45">на тему классификации клеток на пробах жидкостей человека</text:span>. </text:p>
      <text:p text:style-name="P9">В целом, дальнейшие исследования и разработки необходимы для создания более точных, доступных и интерпретируемых методов анализа клеток <text:span text:style-name="T45">жидкостей человека</text:span>.</text:p>
      <text:p text:style-name="P9"/>
      <text:p text:style-name="P20">Библиографический список</text:p>
      <text:p text:style-name="Standard"><text:span text:style-name="T43">1. </text:span><text:span text:style-name="T42">J. Lou, M. Zhou, Q. Li, C. Yuan and H. Liu, "An automatic red blood cell counting method based on spectral images," 2016 9th International Congress on Image and Signal Processing, BioMedical Engineering and Informatics (CISP-BMEI), Datong, China, 2016, pp. 1391-1396, doi: 10.1109/CISP-BMEI.2016.7852934.</text:span></text:p>
      <text:p text:style-name="P23"><text:span text:style-name="T44">2. </text:span><text:span text:style-name="T36">D. Cruz </text:span><text:span text:style-name="Emphasis"><text:span text:style-name="T37">et al</text:span></text:span><text:span text:style-name="T36">., "Determination of blood components (WBCs, RBCs, and Platelets) count in microscopic images using image processing and analysis," </text:span><text:span text:style-name="Emphasis"><text:span text:style-name="T37">2017IEEE 9th International Conference on Humanoid, Nanotechnology, Information Technology, Communication and Control, Environment and Management (HNICEM)</text:span></text:span><text:span text:style-name="T36">, Manila, Philippines, 2017, pp. 1-7, doi: 10.1109/HNICEM.2017.8269515.</text:span></text:p>
      <text:p text:style-name="P27"><text:soft-page-break/><text:span text:style-name="T44">3. </text:span>Acharya, V., Kumar, P. Identification and red blood cell automated counting from blood smear images using computer-aided system. <text:span text:style-name="T46">Med Biol Eng Comput</text:span> <text:span text:style-name="T47">56,</text:span> 483–489 (2018). https://doi.org/10.1007/s11517-017-1708-9</text:p>
      <text:p text:style-name="P6">4. V. Singhal and P. Singh, "Local Binary Pattern for automatic detection of Acute Lymphoblastic Leukemia," 2014 Twentieth National Conference on Communications (NCC), Kanpur, India, 2014, pp. 1-5, doi: 10.1109/NCC.2014.6811261.</text:p>
      <text:p text:style-name="P27"><text:span text:style-name="T44">5. </text:span>Singhal, V., Singh, P. (2016). Texture Features for the Detection of Acute Lymphoblastic Leukemia. In: Satapathy, S., Joshi, A., Modi, N., Pathak, N. (eds) Proceedings of International Conference on ICT for Sustainable Development. Advances in Intelligent Systems and Computing, vol 409. Springer, Singapore. https://doi.org/10.1007/978-981-10-0135-2_52.</text:p>
      <text:p text:style-name="P6">6. R. Bhattacharjee and L. M. Saini, "Robust technique for the detection of Acute Lymphoblastic Leukemia," 2015 IEEE Power, Communication and Information Technology Conference (PCITC), Bhubaneswar, India, 2015, pp. 657-662, doi: 10.1109/PCITC.2015.7438079.</text:p>
      <text:p text:style-name="P28"><text:span text:style-name="T48">7</text:span>. William Franz Lamberti, Blood cell classification using interpretable shape features: A Comparative study of SVM models and CNN-Based approaches, Computer Methods and Programs in Biomedicine Update, Volume 1, 2021, 100023, ISSN 2666-9900, https://doi.org/10.1016/j.cmpbup.2021.100023.</text:p>
      <text:p text:style-name="P25"><text:span text:style-name="T48">8</text:span>. Jiuxiang Gu, Zhenhua Wang, Jason Kuen, Lianyang Ma, Amir Shahroudy, Bing Shuai, Ting Liu, Xingxing Wang, Gang Wang, Jianfei Cai, Tsuhan Chen, Recent advances in convolutional neural networks, Pattern Recognition, Volume 77, 2018, Pages 354-377, ISSN 0031-3203, <text:a xlink:type="simple" xlink:href="https://doi.org/10.1016/j.patcog.2017.10.013" text:style-name="Internet_20_link" text:visited-style-name="Visited_20_Internet_20_Link">https://doi.org/10.1016/j.patcog.2017.10.013</text:a>. (https://www.sciencedirect.com/science/article/pii/S0031320317304120)</text:p>
      <text:p text:style-name="P29"><text:span text:style-name="T48">9</text:span><text:span text:style-name="T44">. </text:span>Esteva, A., Chou, K., Yeung, S. <text:span text:style-name="T46">et al.</text:span> Deep learning-enabled medical computer vision. <text:span text:style-name="T46">npj Digit. Med.</text:span> <text:span text:style-name="T47">4, </text:span>5 (2021). <text:a xlink:type="simple" xlink:href="https://doi.org/10.1038/s41746-020-00376-2" text:style-name="Internet_20_link" text:visited-style-name="Visited_20_Internet_20_Link">https://doi.org/10.1038/s41746-020-00376-2</text:a>.</text:p>
      <text:p text:style-name="P29"><text:soft-page-break/><text:span text:style-name="T48">10</text:span><text:span text:style-name="T44">. </text:span>Sahlol, A.T., Kollmannsberger, P. &amp; Ewees, A.A. Efficient Classification of White Blood Cell Leukemia with Improved Swarm Optimization of Deep Features. <text:span text:style-name="T46">Sci Rep</text:span> <text:span text:style-name="T47">10,</text:span> 2536 (2020). <text:a xlink:type="simple" xlink:href="https://doi.org/10.1038/s41598-020-59215-9" text:style-name="Internet_20_link" text:visited-style-name="Visited_20_Internet_20_Link">https://doi.org/10.1038/s41598-020-59215-9</text:a>.</text:p>
      <text:p text:style-name="P30">11. Hüseyin Kutlu, Engin Avci, Fatih Özyurt, White blood cells detection and classification based on regional convolutional neural networks, Medical Hypotheses, Volume 135, 2020, 109472, ISSN 0306-9877, <text:a xlink:type="simple" xlink:href="https://doi.org/10.1016/j.mehy.2019.109472" text:style-name="Internet_20_link" text:visited-style-name="Visited_20_Internet_20_Link">https://doi.org/10.1016/j.mehy.2019.109472</text:a>.</text:p>
      <text:p text:style-name="P25">1<text:span text:style-name="T49">2</text:span>. Fei Long, Jing-Jie Peng, Weitao Song, Xiaobo Xia, Jun Sang, BloodCaps: A capsule network based model for the multiclassification of human peripheral blood cells, Computer Methods and Programs in Biomedicine, Volume 202, 2021, 105972, ISSN 0169-2607, <text:a xlink:type="simple" xlink:href="https://doi.org/10.1016/j.cmpb.2021.105972" text:style-name="Internet_20_link" text:visited-style-name="Visited_20_Internet_20_Link">https://doi.org/10.1016/j.cmpb.2021.105972</text:a>.</text:p>
      <text:p text:style-name="P26">1<text:span text:style-name="T50">3</text:span>. K. Simonyan, A. Zisserman, Very deep convolutional networks for large-scale image recognition, arXiv:1409.1556 [cs] (2015).ArXiv: 1409.1556, <text:a xlink:type="simple" xlink:href="http://arxiv.org/abs/1409.1556" text:style-name="Internet_20_link" text:visited-style-name="Visited_20_Internet_20_Link">http://arxiv.org/abs/1409.1556</text:a>.</text:p>
      <text:p text:style-name="P26">1<text:span text:style-name="T50">4</text:span>. K. He, X. Zhang, S. Ren and J. Sun, "Deep Residual Learning for Image Recognition," 2016 IEEE Conference on Computer Vision and Pattern Recognition (CVPR), Las Vegas, NV, USA, 2016, pp. 770-778, doi: 10.1109/CVPR.2016.90.</text:p>
      <text:p text:style-name="P6">1<text:span text:style-name="T51">5</text:span>. <text:s/>M.M. Alam, M.T. Islam, Machine learning approach of automatic identification and counting of blood cells, Healthc Technol Lett 6 (4) (2019) 103–108, <text:a xlink:type="simple" xlink:href="https://doi.org/10.1049/htl.2018.5098.https://www.ncbi.nlm.nih.gov/pmc/articles/PMC6718065/" text:style-name="Internet_20_link" text:visited-style-name="Visited_20_Internet_20_Link">https://doi.org/10.1049/htl.2018.5098.https://www.ncbi.nlm.nih.gov/pmc/articles/PMC6718065/</text:a></text:p>
      <text:p text:style-name="P6"/>
      <text:p text:style-name="P21" loext:marker-style-name="T8"><text:span text:style-name="T8">Сведения об авторах</text:span></text:p>
      <text:p text:style-name="P22" loext:marker-style-name="T16"><text:span text:style-name="T9">Шеретов Марк Алексеевич </text:span><text:span text:style-name="T16">– магистрант кафедры </text:span><text:span text:style-name="T17">ИТАС</text:span><text:span text:style-name="T16">, Пермского национального исследовательского политехнического университета, группы <text:s/>АСУ</text:span><text:span text:style-name="T17">8</text:span><text:span text:style-name="T16">-</text:span><text:span text:style-name="T17">23</text:span><text:span text:style-name="T16">-1</text:span><text:span text:style-name="T17">м</text:span><text:span text:style-name="T16">, г. Пермь, </text:span><text:span text:style-name="T14">e</text:span><text:span text:style-name="T16">-</text:span><text:span text:style-name="T14">mail</text:span><text:span text:style-name="T16">: </text:span><text:span text:style-name="T15">mark.sheretov</text:span><text:span text:style-name="T16">@</text:span><text:span text:style-name="T14">gmail</text:span><text:span text:style-name="T16">.</text:span><text:span text:style-name="T14">com</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ab-stops/>
      </style:paragraph-properties>
      <style:text-properties style:font-name="Times New Roman1" fo:font-family="'Times New Roman'" style:font-style-name="Regular" style:font-family-generic="roman"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Addressee" style:family="paragraph" style:parent-style-name="Standard" style:class="extra">
      <style:paragraph-properties fo:margin-top="0cm" fo:margin-bottom="0.106cm" style:contextual-spacing="false" text:number-lines="false" text:line-number="0"/>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0:58:20.152461118</meta:creation-date>
    <meta:generator>LibreOffice/24.2.3.2$Linux_X86_64 LibreOffice_project/420$Build-2</meta:generator>
    <dc:date>2024-05-23T18:54:05.983513335</dc:date>
    <meta:editing-duration>PT2H50M50S</meta:editing-duration>
    <meta:editing-cycles>28</meta:editing-cycles>
    <meta:document-statistic meta:table-count="0" meta:image-count="0" meta:object-count="0" meta:page-count="6" meta:paragraph-count="35" meta:word-count="1341" meta:character-count="11026" meta:non-whitespace-character-count="9709"/>
  </office:meta>
</office:document-meta>
</file>